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officeooo:paragraph-rsid="000647b4"/>
    </style:style>
    <style:style style:name="P2" style:family="paragraph" style:parent-style-name="Standard">
      <style:text-properties fo:color="#c9211e" loext:opacity="100%" officeooo:rsid="00079135" officeooo:paragraph-rsid="00079135"/>
    </style:style>
    <style:style style:name="P3" style:family="paragraph" style:parent-style-name="Standard">
      <style:paragraph-properties style:writing-mode="lr-tb"/>
      <style:text-properties fo:color="#c9211e" loext:opacity="100%" officeooo:rsid="00079135" officeooo:paragraph-rsid="00079135"/>
    </style:style>
    <style:style style:name="P4" style:family="paragraph" style:parent-style-name="Standard">
      <style:text-properties fo:color="#c9211e" loext:opacity="100%"/>
    </style:style>
    <style:style style:name="P5" style:family="paragraph" style:parent-style-name="Standard">
      <style:text-properties fo:color="#c9211e" loext:opacity="100%" officeooo:rsid="0006cb78" officeooo:paragraph-rsid="0006cb78"/>
    </style:style>
    <style:style style:name="T1" style:family="text">
      <style:text-properties fo:color="#000000" loext:opacity="100%"/>
    </style:style>
    <style:style style:name="T2" style:family="text">
      <style:text-properties officeooo:rsid="000647b4"/>
    </style:style>
    <style:style style:name="T3" style:family="text">
      <style:text-properties officeooo:rsid="0006cb78"/>
    </style:style>
    <style:style style:name="T4" style:family="text">
      <style:text-properties fo:color="#c9211e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1">Chapter 19 Review</text:span></text:h>
      <text:p text:style-name="Standard"/>
      <text:p text:style-name="Standard">[1] Why does code written by different people look different? Give examples.</text:p>
      <text:p text:style-name="P5">Code written by different people looks different due to varying programming styles, conventions, and preferences. Examples include:</text:p>
      <text:p text:style-name="P5">- naming conventions: some use camelCase (firstName), others use snake_case (first_name)</text:p>
      <text:p text:style-name="P5">- indentation: tabs vs. spaces, 2 space vs 4 space indentation</text:p>
      <text:p text:style-name="P5">- brace placement: opening braces on same line vs. new line</text:p>
      <text:p text:style-name="P5">- comments: verbose vs. minimal commenting styles</text:p>
      <text:p text:style-name="P5">- algorithm choices: different approaches to solve the same problem</text:p>
      <text:p text:style-name="Standard">[2] What are simple questions we ask of data?</text:p>
      <text:p text:style-name="P4">- <text:span text:style-name="T3">is the container empty?</text:span></text:p>
      <text:p text:style-name="P4">- <text:span text:style-name="T3">how many elements are there?</text:span></text:p>
      <text:p text:style-name="P4">- <text:span text:style-name="T3">what is the first/last element?</text:span></text:p>
      <text:p text:style-name="P5">- does the container contain a specific value?</text:p>
      <text:p text:style-name="P5">- what is the element at a given position?</text:p>
      <text:p text:style-name="P5">- how do I add/remove elements?</text:p>
      <text:p text:style-name="Standard">[3] What are a few different ways of storing data?</text:p>
      <text:p text:style-name="P4">- <text:span text:style-name="T3">arrays: fixed-size, contiguous memory</text:span></text:p>
      <text:p text:style-name="P4">- <text:span text:style-name="T3">vectors: dynamic arrays with automatic resizing</text:span></text:p>
      <text:p text:style-name="P4"><text:soft-page-break/>- <text:span text:style-name="T3">linked lists: elements connected by pointers</text:span></text:p>
      <text:p text:style-name="P4">- <text:span text:style-name="T3">trees: hierarchical structurue with parent-child relationships</text:span></text:p>
      <text:p text:style-name="P4">- <text:span text:style-name="T3">hash tables: key-value pairs for fast lookup</text:span></text:p>
      <text:p text:style-name="P4">- <text:span text:style-name="T3">stacks: last-in, first-out (lifo) structure</text:span></text:p>
      <text:p text:style-name="P4">- <text:span text:style-name="T3">queues: first in, first-out (fifo) structure</text:span></text:p>
      <text:p text:style-name="Standard">[4] What basic operations can we do to a collection of data items?</text:p>
      <text:p text:style-name="P5">Basic operations on data collections:</text:p>
      <text:p text:style-name="P5">- insert: add new elements</text:p>
      <text:p text:style-name="P5">- delete/erase: remove elements</text:p>
      <text:p text:style-name="P5">- search/find: locate specific elements</text:p>
      <text:p text:style-name="P5">- access: retrieve elements by position or key</text:p>
      <text:p text:style-name="P5">- traverse: visit all elements in sequence</text:p>
      <text:p text:style-name="P5">- sort: arrange elements in order</text:p>
      <text:p text:style-name="P5">- count: determine number of elements</text:p>
      <text:p text:style-name="Standard">[5] What are some ideals for the way we store our data?</text:p>
      <text:p text:style-name="P5">Ideals for data storage:</text:p>
      <text:p text:style-name="P5">- efficiency: fast access, insertion, and deletion</text:p>
      <text:p text:style-name="P5">- memory optimization: minimal memory overhead</text:p>
      <text:p text:style-name="P5">- simplicity: easy to understand and use</text:p>
      <text:p text:style-name="P5">- flexibility: adaptable to different use cases</text:p>
      <text:p text:style-name="P5">- safety: type-safe and bounds-checked when possible</text:p>
      <text:p text:style-name="P5"><text:soft-page-break/>- consistency: predictable behavior across operations</text:p>
      <text:p text:style-name="Standard">[6] What is an STL sequence?</text:p>
      <text:p text:style-name="P5">An STL sequence is a container that stores elements in a linear order where each element has a position. Sequences allow iteration through elements from beginning to end. Examples include vector, list, deque, and string. They provide operations like begin(), end(), insert(), and erase()</text:p>
      <text:p text:style-name="Standard">[7] What is an STL iterator? What operations does it support?</text:p>
      <text:p text:style-name="P5">An STL iterator is an object that provides a way to access elements in a container sequentially. It acts as a generalized pointer. Basic operations include:</text:p>
      <text:p text:style-name="P5">- dereference (*it): access the element</text:p>
      <text:p text:style-name="P5">- increment (++it, it++): move to the next element</text:p>
      <text:p text:style-name="P5">- comparison (=, !=): compare iterator positions</text:p>
      <text:p text:style-name="P5">- assignment (it1 = it2): copy iterator position</text:p>
      <text:p text:style-name="Standard">[8] How do you move an iterator to the next element?</text:p>
      <text:p text:style-name="P4">- <text:span text:style-name="T3">move an iterator to the next element using the increment operator</text:span></text:p>
      <text:p text:style-name="P5">++it or it++</text:p>
      <text:p text:style-name="Standard">[9] How do you move an iterator to the previous element?</text:p>
      <text:p text:style-name="P5">Move an iterator to the previous element using the decrement operator</text:p>
      <text:p text:style-name="P5">--it or it--</text:p>
      <text:p text:style-name="Standard">[10] What happens if you try to move an iterator past the end of a sequence?</text:p>
      <text:p text:style-name="P5">Moving an iterator past the end of a sequence results in undefined behavior. The program may crash, produce garbage values, or appear to work but cause subtle bugs. Always check bounds before moving iterators.</text:p>
      <text:p text:style-name="Standard"><text:soft-page-break/>[11] What kinds of iterators can you move to the previous element?</text:p>
      <text:p text:style-name="P5">Only bidirectional iterators and random access iterators can move to the previous element. Forward iterators and input iterators cannot move backward. Examples:</text:p>
      <text:p text:style-name="P5">- vector iterators: bidirectional/random access</text:p>
      <text:p text:style-name="P5">- list iterators: bidirectional</text:p>
      <text:p text:style-name="P5">- forward_list iterators: forward only </text:p>
      <text:p text:style-name="Standard">[12] Why is it useful to separate data from algorithms?</text:p>
      <text:p text:style-name="P5">Separating data from algorithms provides<text:line-break/>- reusability: same algorithm works with different container types</text:p>
      <text:p text:style-name="P5">- flexibility: can change data structure without changing algorithms</text:p>
      <text:p text:style-name="P5">- maintainability: easier to modify and debug separate components</text:p>
      <text:p text:style-name="P5">- efficiency: algorithms can be optimized independently</text:p>
      <text:p text:style-name="P5">- generic programming: write code once, use with multiple types</text:p>
      <text:p text:style-name="Standard">[13] What is the STL?</text:p>
      <text:p text:style-name="P5">The STL (Standard Template Library) is a C++ library that provides:</text:p>
      <text:p text:style-name="P5">- containers: data structures like vector, list, map</text:p>
      <text:p text:style-name="P5">- algorithms: functions like sort, find, copy</text:p>
      <text:p text:style-name="P5">- iterators: objects that provide access to container elements</text:p>
      <text:p text:style-name="P5">- function objects: objects that can be called like functions</text:p>
      <text:p text:style-name="P5">- adapters: modify interfaces of other components</text:p>
      <text:p text:style-name="Standard">[14] What is a linked list? How does it fundamentally differ from a vector?</text:p>
      <text:p text:style-name="P4"><text:soft-page-break/><text:s/><text:span text:style-name="T3">A linked list stores elements in nodes, where each node contains data nad a pointer to the next node. Key differences from vector:</text:span></text:p>
      <text:p text:style-name="P5">linked list:</text:p>
      <text:p text:style-name="P5">- non-contiguous memory</text:p>
      <text:p text:style-name="P5">- dynamic size with no reallocation</text:p>
      <text:p text:style-name="P5">- O(1) insertion/deletion at any potion (if you have iterator)</text:p>
      <text:p text:style-name="P5">- O(n) random access</text:p>
      <text:p text:style-name="P5">- more memory overhead per element</text:p>
      <text:p text:style-name="P5">vector:</text:p>
      <text:p text:style-name="P5">- contiguous memory</text:p>
      <text:p text:style-name="P5">- may need reallocation when growing</text:p>
      <text:p text:style-name="P5">- O(n) insertion/deletion in middle</text:p>
      <text:p text:style-name="P5">- O(1) random access</text:p>
      <text:p text:style-name="P5">- better cache locality</text:p>
      <text:p text:style-name="Standard">[15] What is a link (in a linked list)?</text:p>
      <text:p text:style-name="P2">A link in a linked list is a pointer or reference that connects one node to another. It typically points to the next node in the sequence, creating a chain of connected elements. In a doubly linked list, nodes have two links: one to the next node and one to the previous node</text:p>
      <text:p text:style-name="Standard">[16] What does insert() do? What does erase() do?</text:p>
      <text:p text:style-name="P2">Insert(): adds new elements to a container at a specified position. The exact behavior depends on the container type:</text:p>
      <text:p text:style-name="P2">vec.insert(it, value);</text:p>
      <text:p text:style-name="P2"><text:soft-page-break/>erase(): removes elements from a container at a specified position or range:</text:p>
      <text:p text:style-name="P2">vec.erase(it);</text:p>
      <text:p text:style-name="P2">vec.erase(first, last);</text:p>
      <text:p text:style-name="Standard">[17] How do you know if a sequence is empty?</text:p>
      <text:p text:style-name="P2">Check if a sequence is empty using the empty() member functino:</text:p>
      <text:p text:style-name="P2">if (container.empty()) {</text:p>
      <text:p text:style-name="P2">// container has no elements</text:p>
      <text:p text:style-name="P2">}</text:p>
      <text:p text:style-name="P2">you can also check if size() = 0, but empty() is preferred as it’s potentially more efficient</text:p>
      <text:p text:style-name="Standard">[18] What operations does an iterator for a list provide?</text:p>
      <text:p text:style-name="P2">List iterators (bidirectional iterators) provide:<text:line-break/>- dereference: *it, it→member</text:p>
      <text:p text:style-name="P2">- increment: ++it, it++</text:p>
      <text:p text:style-name="P2">- decrement: --it, it--</text:p>
      <text:p text:style-name="P2">- comparison: =, !=</text:p>
      <text:p text:style-name="P2">- assignment: it1 = it2</text:p>
      <text:p text:style-name="P2">they do not provide</text:p>
      <text:p text:style-name="P2">- random access (it + n)</text:p>
      <text:p text:style-name="P2">- arithmetic operations</text:p>
      <text:p text:style-name="P2">- ordering comparisons (&lt;, &gt;)</text:p>
      <text:p text:style-name="Standard">[19] How do you iterate over a container using the STL?</text:p>
      <text:p text:style-name="P2"><text:soft-page-break/>Several ways to iterate over STL containers</text:p>
      <text:p text:style-name="P2">traditional iterator loop:<text:line-break/>- for (auto it = container.begin(); it != container.end(); ++it) {}</text:p>
      <text:p text:style-name="P2">range-based for loop:</text:p>
      <text:p text:style-name="P2">- for (const auto&amp; element : container) {};</text:p>
      <text:p text:style-name="P2">STL algorithms:</text:p>
      <text:p text:style-name="P3">- std::for_each(container.begin(), container.end(), [])const auto&amp; x) {};</text:p>
      <text:p text:style-name="Standard">[20] When would you use a string rather than a vector?</text:p>
      <text:p text:style-name="P2">Use string rather than vector&lt;char&gt; when:</text:p>
      <text:p text:style-name="P2">- working with text data</text:p>
      <text:p text:style-name="P2">- need string-specific operations (substring, concatenation, find)</text:p>
      <text:p text:style-name="P2">- interfacing with c-style string functions</text:p>
      <text:p text:style-name="P2">- need null termination compatibility</text:p>
      <text:p text:style-name="P2">- want optimized text processing algorithms</text:p>
      <text:p text:style-name="P2">- need locale-aware operations</text:p>
      <text:p text:style-name="Standard">[21] When would you use a list rather than a vector?</text:p>
      <text:p text:style-name="P2">Use list rather than vector when:</text:p>
      <text:p text:style-name="P2">- frequent insertions/deletions in the middle of the sequence</text:p>
      <text:p text:style-name="P2">- size varies dramatically and unpredictably</text:p>
      <text:p text:style-name="P2">- don’t need random access to elements</text:p>
      <text:p text:style-name="P2">- want to avoid reallocation costs</text:p>
      <text:p text:style-name="P2">- need stable iterators (iterators remain valid after insertion/deletion)</text:p>
      <text:p text:style-name="P2"><text:soft-page-break/>- splicing operations between lists are important</text:p>
      <text:p text:style-name="Standard">[22] What is a container?</text:p>
      <text:p text:style-name="P2">A container is an object that stores and organizes a collection of other object (elements), in c++ containers:</text:p>
      <text:p text:style-name="P2">- manage memory for their elements</text:p>
      <text:p text:style-name="P2">- provide methods to access, insert, and remove elements</text:p>
      <text:p text:style-name="P2">- support iteration through their contents</text:p>
      <text:p text:style-name="P2">- follow STL conventions for consistent interfaces</text:p>
      <text:p text:style-name="P2">- examples: vector, list, deque, set, map</text:p>
      <text:p text:style-name="Standard">[23] What should begin() and end() do for a container?</text:p>
      <text:p text:style-name="P2">Begin(): returns an iterator pointing to the first element of the container, if the container is empty, begin() equals end()</text:p>
      <text:p text:style-name="P3">end(): returns an iterator pointing to one position past the last element (not to the last element itself). This creates a half-open range [begin(), end()) that includes all elements.</text:p>
      <text:p text:style-name="P3">These functions enable:</text:p>
      <text:p text:style-name="P3">- standard iteration patterns</text:p>
      <text:p text:style-name="P3">- STL algorithm compatibility</text:p>
      <text:p text:style-name="P3">- range-based for loops</text:p>
      <text:p text:style-name="P3">- consistent container interface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true" style:font-name-asian="Calibri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2pt" fo:language="en" fo:country="US" style:letter-kerning="true" style:font-name-asian="Calibri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25in" fo:margin-bottom="0.0555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111in" fo:margin-bottom="0.0555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111in" fo:margin-bottom="0.0555in" style:contextual-spacing="false" fo:keep-together="always" fo:keep-with-next="always"/>
      <style:text-properties fo:color="#2f5496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0555in" fo:margin-bottom="0.028in" style:contextual-spacing="false" fo:keep-together="always" fo:keep-with-next="always"/>
      <style:text-properties fo:color="#2f5496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0555in" fo:margin-bottom="0.028in" style:contextual-spacing="false" fo:keep-together="always" fo:keep-with-next="always"/>
      <style:text-properties fo:color="#2f5496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0555in" style:contextual-spacing="true" fo:line-height="100%"/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102in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Quote" style:family="paragraph" style:parent-style-name="Standard" style:next-style-name="Standard" loext:linked-style-name="Quote_20_Char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in" fo:margin-right="0.6in" fo:margin-top="0.25in" fo:margin-bottom="0.25in" style:contextual-spacing="false" fo:text-align="center" style:justify-single-word="false" fo:text-indent="0in" style:auto-text-indent="false" fo:padding-left="0in" fo:padding-right="0in" fo:padding-top="0.139in" fo:padding-bottom="0.139in" fo:border-left="none" fo:border-right="none" fo:border-top="0.51pt solid #2f5496" fo:border-bottom="0.51pt solid #2f5496"/>
      <style:text-properties fo:color="#2f5496" loext:opacity="100%" fo:font-style="italic" style:font-style-asian="italic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3_20_Char" style:display-name="Heading 3 Char" style:family="text" style:parent-style-name="Default_20_Paragraph_20_Font" loext:linked-style-name="Heading_20_3">
      <style:text-properties fo:color="#2f5496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Heading_20_4_20_Char" style:display-name="Heading 4 Char" style:family="text" style:parent-style-name="Default_20_Paragraph_20_Font" loext:linked-style-name="Heading_20_4">
      <style:text-properties fo:color="#2f5496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 loext:linked-style-name="Heading_20_5">
      <style:text-properties fo:color="#2f5496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Title_20_Char" style:display-name="Title Char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102in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2f5496" loext:opacity="100%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2f5496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2f5496" loext:opacity="100%" fo:letter-spacing="0.0035in"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officeooo:paragraph-rsid="000647b4"/>
    </style:style>
    <style:style style:name="MT1" style:family="text">
      <style:text-properties officeooo:rsid="000647b4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Connor Crist</text:p>
        <text:p text:style-name="MP1">Chapter 1<text:span text:style-name="MT1">9</text:span> Review</text:p>
        <text:p text:style-name="MP1">Intro to Comp Sci II</text:p>
        <text:p text:style-name="MP1">7/<text:span text:style-name="MT1">26</text:span>/2025</text:p>
        <text:p text:style-name="MP1">David Staffor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vid J Stafford</meta:initial-creator>
    <meta:editing-cycles>5</meta:editing-cycles>
    <meta:creation-date>2025-03-12T20:32:00</meta:creation-date>
    <dc:date>2025-07-26T08:29:17.351598143</dc:date>
    <meta:editing-duration>PT17M32S</meta:editing-duration>
    <meta:generator>LibreOffice/7.3.7.2$Linux_X86_64 LibreOffice_project/30$Build-2</meta:generator>
    <meta:document-statistic meta:table-count="0" meta:image-count="0" meta:object-count="0" meta:page-count="8" meta:paragraph-count="155" meta:word-count="1298" meta:character-count="8006" meta:non-whitespace-character-count="6863"/>
    <meta:user-defined meta:name="AppVersion">16.0000</meta:user-defined>
    <meta:user-defined meta:name="MSIP_Label_2d360780-cf75-4e00-a371-00f6922cc12d_ActionId">f68cf39b-d6f4-4c2d-bd8d-7d7b4836b0e8</meta:user-defined>
    <meta:user-defined meta:name="MSIP_Label_2d360780-cf75-4e00-a371-00f6922cc12d_ContentBits">0</meta:user-defined>
    <meta:user-defined meta:name="MSIP_Label_2d360780-cf75-4e00-a371-00f6922cc12d_Enabled">true</meta:user-defined>
    <meta:user-defined meta:name="MSIP_Label_2d360780-cf75-4e00-a371-00f6922cc12d_Method" meta:value-type="string">Standard</meta:user-defined>
    <meta:user-defined meta:name="MSIP_Label_2d360780-cf75-4e00-a371-00f6922cc12d_Name" meta:value-type="string">Non-Sensitive</meta:user-defined>
    <meta:user-defined meta:name="MSIP_Label_2d360780-cf75-4e00-a371-00f6922cc12d_SetDate" meta:value-type="string">2025-03-12T20:32:38Z</meta:user-defined>
    <meta:user-defined meta:name="MSIP_Label_2d360780-cf75-4e00-a371-00f6922cc12d_SiteId" meta:value-type="string">736a8c9e-4b36-4ec5-8a9a-60f793ff47f3</meta:user-defined>
    <meta:user-defined meta:name="MSIP_Label_2d360780-cf75-4e00-a371-00f6922cc12d_Tag" meta:value-type="string">50, 3, 0, 1</meta:user-defined>
    <meta:template xlink:type="simple" xlink:actuate="onRequest" xlink:title="Normal.dotm" xlink:href=""/>
  </office:meta>
</office:document-meta>
</file>